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2.1957in" svg:height="7.678in" svg:x="5.9248in" svg:y="0.9559in">
            <draw:object draw:notify-on-update-of-ranges="Sheet1.F2:Sheet1.F101 Sheet1.A2:Sheet1.A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# clock</text:p>
          </table:table-cell>
          <table:table-cell office:value-type="string">
            <text:p>solitary</text:p>
          </table:table-cell>
          <table:table-cell office:value-type="string">
            <text:p>recruiter</text:p>
          </table:table-cell>
          <table:table-cell office:value-type="string">
            <text:p>recruitee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  <table:table-cell table:formula="of:=[.B2]+[.C2]+[.D2]" office:value-type="float" office:value="0">
            <text:p>0</text:p>
          </table:table-cell>
          <table:table-cell table:formula="of:=[.E2]/([.A2]/1000)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number-columns-repeated="3" office:value-type="float" office:value="0">
            <text:p>0</text:p>
          </table:table-cell>
          <table:table-cell table:formula="of:=[.B3]+[.C3]+[.D3]" office:value-type="float" office:value="0">
            <text:p>0</text:p>
          </table:table-cell>
          <table:table-cell table:formula="of:=[.E3]/([.A3]/1000)" office:value-type="float" office:value="0">
            <text:p>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4]+[.C4]+[.D4]" office:value-type="float" office:value="2">
            <text:p>2</text:p>
          </table:table-cell>
          <table:table-cell table:formula="of:=[.E4]/([.A4]/1000)" office:value-type="float" office:value="0.666666666666667">
            <text:p>0.6666666667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5]+[.C5]+[.D5]" office:value-type="float" office:value="6">
            <text:p>6</text:p>
          </table:table-cell>
          <table:table-cell table:formula="of:=[.E5]/([.A5]/1000)" office:value-type="float" office:value="1.5">
            <text:p>1.5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6]+[.C6]+[.D6]" office:value-type="float" office:value="7">
            <text:p>7</text:p>
          </table:table-cell>
          <table:table-cell table:formula="of:=[.E6]/([.A6]/1000)" office:value-type="float" office:value="1.4">
            <text:p>1.4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7]+[.C7]+[.D7]" office:value-type="float" office:value="9">
            <text:p>9</text:p>
          </table:table-cell>
          <table:table-cell table:formula="of:=[.E7]/([.A7]/1000)" office:value-type="float" office:value="1.5">
            <text:p>1.5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B8]+[.C8]+[.D8]" office:value-type="float" office:value="10">
            <text:p>10</text:p>
          </table:table-cell>
          <table:table-cell table:formula="of:=[.E8]/([.A8]/1000)" office:value-type="float" office:value="1.42857142857143">
            <text:p>1.4285714286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B9]+[.C9]+[.D9]" office:value-type="float" office:value="12">
            <text:p>12</text:p>
          </table:table-cell>
          <table:table-cell table:formula="of:=[.E9]/([.A9]/1000)" office:value-type="float" office:value="1.5">
            <text:p>1.5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B10]+[.C10]+[.D10]" office:value-type="float" office:value="14">
            <text:p>14</text:p>
          </table:table-cell>
          <table:table-cell table:formula="of:=[.E10]/([.A10]/1000)" office:value-type="float" office:value="1.55555555555556">
            <text:p>1.555555555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B11]+[.C11]+[.D11]" office:value-type="float" office:value="15">
            <text:p>15</text:p>
          </table:table-cell>
          <table:table-cell table:formula="of:=[.E11]/([.A11]/1000)" office:value-type="float" office:value="1.5">
            <text:p>1.5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[.B12]+[.C12]+[.D12]" office:value-type="float" office:value="16">
            <text:p>16</text:p>
          </table:table-cell>
          <table:table-cell table:formula="of:=[.E12]/([.A12]/1000)" office:value-type="float" office:value="1.45454545454545">
            <text:p>1.4545454545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B13]+[.C13]+[.D13]" office:value-type="float" office:value="19">
            <text:p>19</text:p>
          </table:table-cell>
          <table:table-cell table:formula="of:=[.E13]/([.A13]/1000)" office:value-type="float" office:value="1.58333333333333">
            <text:p>1.5833333333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B14]+[.C14]+[.D14]" office:value-type="float" office:value="19">
            <text:p>19</text:p>
          </table:table-cell>
          <table:table-cell table:formula="of:=[.E14]/([.A14]/1000)" office:value-type="float" office:value="1.46153846153846">
            <text:p>1.4615384615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B15]+[.C15]+[.D15]" office:value-type="float" office:value="20">
            <text:p>20</text:p>
          </table:table-cell>
          <table:table-cell table:formula="of:=[.E15]/([.A15]/1000)" office:value-type="float" office:value="1.42857142857143">
            <text:p>1.4285714286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[.B16]+[.C16]+[.D16]" office:value-type="float" office:value="23">
            <text:p>23</text:p>
          </table:table-cell>
          <table:table-cell table:formula="of:=[.E16]/([.A16]/1000)" office:value-type="float" office:value="1.53333333333333">
            <text:p>1.5333333333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[.B17]+[.C17]+[.D17]" office:value-type="float" office:value="25">
            <text:p>25</text:p>
          </table:table-cell>
          <table:table-cell table:formula="of:=[.E17]/([.A17]/1000)" office:value-type="float" office:value="1.5625">
            <text:p>1.5625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[.B18]+[.C18]+[.D18]" office:value-type="float" office:value="26">
            <text:p>26</text:p>
          </table:table-cell>
          <table:table-cell table:formula="of:=[.E18]/([.A18]/1000)" office:value-type="float" office:value="1.52941176470588">
            <text:p>1.5294117647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[.B19]+[.C19]+[.D19]" office:value-type="float" office:value="27">
            <text:p>27</text:p>
          </table:table-cell>
          <table:table-cell table:formula="of:=[.E19]/([.A19]/1000)" office:value-type="float" office:value="1.5">
            <text:p>1.5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B20]+[.C20]+[.D20]" office:value-type="float" office:value="32">
            <text:p>32</text:p>
          </table:table-cell>
          <table:table-cell table:formula="of:=[.E20]/([.A20]/1000)" office:value-type="float" office:value="1.68421052631579">
            <text:p>1.6842105263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[.B21]+[.C21]+[.D21]" office:value-type="float" office:value="33">
            <text:p>33</text:p>
          </table:table-cell>
          <table:table-cell table:formula="of:=[.E21]/([.A21]/1000)" office:value-type="float" office:value="1.65">
            <text:p>1.65</text:p>
          </table:table-cell>
        </table:table-row>
        <table:table-row table:style-name="ro1">
          <table:table-cell office:value-type="float" office:value="21000">
            <text:p>2100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[.B22]+[.C22]+[.D22]" office:value-type="float" office:value="35">
            <text:p>35</text:p>
          </table:table-cell>
          <table:table-cell table:formula="of:=[.E22]/([.A22]/1000)" office:value-type="float" office:value="1.66666666666667">
            <text:p>1.6666666667</text:p>
          </table:table-cell>
        </table:table-row>
        <table:table-row table:style-name="ro1">
          <table:table-cell office:value-type="float" office:value="22000">
            <text:p>2200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[.B23]+[.C23]+[.D23]" office:value-type="float" office:value="40">
            <text:p>40</text:p>
          </table:table-cell>
          <table:table-cell table:formula="of:=[.E23]/([.A23]/1000)" office:value-type="float" office:value="1.81818181818182">
            <text:p>1.8181818182</text:p>
          </table:table-cell>
        </table:table-row>
        <table:table-row table:style-name="ro1">
          <table:table-cell office:value-type="float" office:value="23000">
            <text:p>2300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[.B24]+[.C24]+[.D24]" office:value-type="float" office:value="42">
            <text:p>42</text:p>
          </table:table-cell>
          <table:table-cell table:formula="of:=[.E24]/([.A24]/1000)" office:value-type="float" office:value="1.82608695652174">
            <text:p>1.8260869565</text:p>
          </table:table-cell>
        </table:table-row>
        <table:table-row table:style-name="ro1">
          <table:table-cell office:value-type="float" office:value="24000">
            <text:p>2400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[.B25]+[.C25]+[.D25]" office:value-type="float" office:value="43">
            <text:p>43</text:p>
          </table:table-cell>
          <table:table-cell table:formula="of:=[.E25]/([.A25]/1000)" office:value-type="float" office:value="1.79166666666667">
            <text:p>1.7916666667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formula="of:=[.B26]+[.C26]+[.D26]" office:value-type="float" office:value="44">
            <text:p>44</text:p>
          </table:table-cell>
          <table:table-cell table:formula="of:=[.E26]/([.A26]/1000)" office:value-type="float" office:value="1.76">
            <text:p>1.76</text:p>
          </table:table-cell>
        </table:table-row>
        <table:table-row table:style-name="ro1">
          <table:table-cell office:value-type="float" office:value="26000">
            <text:p>2600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formula="of:=[.B27]+[.C27]+[.D27]" office:value-type="float" office:value="49">
            <text:p>49</text:p>
          </table:table-cell>
          <table:table-cell table:formula="of:=[.E27]/([.A27]/1000)" office:value-type="float" office:value="1.88461538461538">
            <text:p>1.8846153846</text:p>
          </table:table-cell>
        </table:table-row>
        <table:table-row table:style-name="ro1">
          <table:table-cell office:value-type="float" office:value="27000">
            <text:p>2700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[.B28]+[.C28]+[.D28]" office:value-type="float" office:value="54">
            <text:p>54</text:p>
          </table:table-cell>
          <table:table-cell table:formula="of:=[.E28]/([.A28]/1000)" office:value-type="float" office:value="2">
            <text:p>2</text:p>
          </table:table-cell>
        </table:table-row>
        <table:table-row table:style-name="ro1">
          <table:table-cell office:value-type="float" office:value="28000">
            <text:p>2800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formula="of:=[.B29]+[.C29]+[.D29]" office:value-type="float" office:value="56">
            <text:p>56</text:p>
          </table:table-cell>
          <table:table-cell table:formula="of:=[.E29]/([.A29]/1000)" office:value-type="float" office:value="2">
            <text:p>2</text:p>
          </table:table-cell>
        </table:table-row>
        <table:table-row table:style-name="ro1">
          <table:table-cell office:value-type="float" office:value="29000">
            <text:p>2900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formula="of:=[.B30]+[.C30]+[.D30]" office:value-type="float" office:value="59">
            <text:p>59</text:p>
          </table:table-cell>
          <table:table-cell table:formula="of:=[.E30]/([.A30]/1000)" office:value-type="float" office:value="2.03448275862069">
            <text:p>2.0344827586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table:formula="of:=[.B31]+[.C31]+[.D31]" office:value-type="float" office:value="64">
            <text:p>64</text:p>
          </table:table-cell>
          <table:table-cell table:formula="of:=[.E31]/([.A31]/1000)" office:value-type="float" office:value="2.13333333333333">
            <text:p>2.1333333333</text:p>
          </table:table-cell>
        </table:table-row>
        <table:table-row table:style-name="ro1">
          <table:table-cell office:value-type="float" office:value="31000">
            <text:p>3100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table:formula="of:=[.B32]+[.C32]+[.D32]" office:value-type="float" office:value="66">
            <text:p>66</text:p>
          </table:table-cell>
          <table:table-cell table:formula="of:=[.E32]/([.A32]/1000)" office:value-type="float" office:value="2.12903225806452">
            <text:p>2.1290322581</text:p>
          </table:table-cell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table:formula="of:=[.B33]+[.C33]+[.D33]" office:value-type="float" office:value="70">
            <text:p>70</text:p>
          </table:table-cell>
          <table:table-cell table:formula="of:=[.E33]/([.A33]/1000)" office:value-type="float" office:value="2.1875">
            <text:p>2.1875</text:p>
          </table:table-cell>
        </table:table-row>
        <table:table-row table:style-name="ro1">
          <table:table-cell office:value-type="float" office:value="33000">
            <text:p>3300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table:formula="of:=[.B34]+[.C34]+[.D34]" office:value-type="float" office:value="73">
            <text:p>73</text:p>
          </table:table-cell>
          <table:table-cell table:formula="of:=[.E34]/([.A34]/1000)" office:value-type="float" office:value="2.21212121212121">
            <text:p>2.2121212121</text:p>
          </table:table-cell>
        </table:table-row>
        <table:table-row table:style-name="ro1">
          <table:table-cell office:value-type="float" office:value="34000">
            <text:p>3400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table:formula="of:=[.B35]+[.C35]+[.D35]" office:value-type="float" office:value="76">
            <text:p>76</text:p>
          </table:table-cell>
          <table:table-cell table:formula="of:=[.E35]/([.A35]/1000)" office:value-type="float" office:value="2.23529411764706">
            <text:p>2.2352941176</text:p>
          </table:table-cell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table:formula="of:=[.B36]+[.C36]+[.D36]" office:value-type="float" office:value="79">
            <text:p>79</text:p>
          </table:table-cell>
          <table:table-cell table:formula="of:=[.E36]/([.A36]/1000)" office:value-type="float" office:value="2.25714285714286">
            <text:p>2.2571428571</text:p>
          </table:table-cell>
        </table:table-row>
        <table:table-row table:style-name="ro1">
          <table:table-cell office:value-type="float" office:value="36000">
            <text:p>36000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table:formula="of:=[.B37]+[.C37]+[.D37]" office:value-type="float" office:value="83">
            <text:p>83</text:p>
          </table:table-cell>
          <table:table-cell table:formula="of:=[.E37]/([.A37]/1000)" office:value-type="float" office:value="2.30555555555556">
            <text:p>2.3055555556</text:p>
          </table:table-cell>
        </table:table-row>
        <table:table-row table:style-name="ro1">
          <table:table-cell office:value-type="float" office:value="37000">
            <text:p>37000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table:formula="of:=[.B38]+[.C38]+[.D38]" office:value-type="float" office:value="85">
            <text:p>85</text:p>
          </table:table-cell>
          <table:table-cell table:formula="of:=[.E38]/([.A38]/1000)" office:value-type="float" office:value="2.2972972972973">
            <text:p>2.2972972973</text:p>
          </table:table-cell>
        </table:table-row>
        <table:table-row table:style-name="ro1">
          <table:table-cell office:value-type="float" office:value="38000">
            <text:p>38000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table:formula="of:=[.B39]+[.C39]+[.D39]" office:value-type="float" office:value="87">
            <text:p>87</text:p>
          </table:table-cell>
          <table:table-cell table:formula="of:=[.E39]/([.A39]/1000)" office:value-type="float" office:value="2.28947368421053">
            <text:p>2.2894736842</text:p>
          </table:table-cell>
        </table:table-row>
        <table:table-row table:style-name="ro1">
          <table:table-cell office:value-type="float" office:value="39000">
            <text:p>39000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table:formula="of:=[.B40]+[.C40]+[.D40]" office:value-type="float" office:value="91">
            <text:p>91</text:p>
          </table:table-cell>
          <table:table-cell table:formula="of:=[.E40]/([.A40]/1000)" office:value-type="float" office:value="2.33333333333333">
            <text:p>2.3333333333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table:number-columns-repeated="2" office:value-type="float" office:value="22">
            <text:p>22</text:p>
          </table:table-cell>
          <table:table-cell office:value-type="float" office:value="50">
            <text:p>50</text:p>
          </table:table-cell>
          <table:table-cell table:formula="of:=[.B41]+[.C41]+[.D41]" office:value-type="float" office:value="94">
            <text:p>94</text:p>
          </table:table-cell>
          <table:table-cell table:formula="of:=[.E41]/([.A41]/1000)" office:value-type="float" office:value="2.35">
            <text:p>2.35</text:p>
          </table:table-cell>
        </table:table-row>
        <table:table-row table:style-name="ro1">
          <table:table-cell office:value-type="float" office:value="41000">
            <text:p>41000</text:p>
          </table:table-cell>
          <table:table-cell table:number-columns-repeated="2" office:value-type="float" office:value="24">
            <text:p>24</text:p>
          </table:table-cell>
          <table:table-cell office:value-type="float" office:value="51">
            <text:p>51</text:p>
          </table:table-cell>
          <table:table-cell table:formula="of:=[.B42]+[.C42]+[.D42]" office:value-type="float" office:value="99">
            <text:p>99</text:p>
          </table:table-cell>
          <table:table-cell table:formula="of:=[.E42]/([.A42]/1000)" office:value-type="float" office:value="2.41463414634146">
            <text:p>2.4146341463</text:p>
          </table:table-cell>
        </table:table-row>
        <table:table-row table:style-name="ro1">
          <table:table-cell office:value-type="float" office:value="42000">
            <text:p>42000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table:formula="of:=[.B43]+[.C43]+[.D43]" office:value-type="float" office:value="101">
            <text:p>101</text:p>
          </table:table-cell>
          <table:table-cell table:formula="of:=[.E43]/([.A43]/1000)" office:value-type="float" office:value="2.4047619047619">
            <text:p>2.4047619048</text:p>
          </table:table-cell>
        </table:table-row>
        <table:table-row table:style-name="ro1">
          <table:table-cell office:value-type="float" office:value="43000">
            <text:p>43000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53">
            <text:p>53</text:p>
          </table:table-cell>
          <table:table-cell table:formula="of:=[.B44]+[.C44]+[.D44]" office:value-type="float" office:value="103">
            <text:p>103</text:p>
          </table:table-cell>
          <table:table-cell table:formula="of:=[.E44]/([.A44]/1000)" office:value-type="float" office:value="2.3953488372093">
            <text:p>2.3953488372</text:p>
          </table:table-cell>
        </table:table-row>
        <table:table-row table:style-name="ro1">
          <table:table-cell office:value-type="float" office:value="44000">
            <text:p>44000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table:formula="of:=[.B45]+[.C45]+[.D45]" office:value-type="float" office:value="106">
            <text:p>106</text:p>
          </table:table-cell>
          <table:table-cell table:formula="of:=[.E45]/([.A45]/1000)" office:value-type="float" office:value="2.40909090909091">
            <text:p>2.4090909091</text:p>
          </table:table-cell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table:formula="of:=[.B46]+[.C46]+[.D46]" office:value-type="float" office:value="110">
            <text:p>110</text:p>
          </table:table-cell>
          <table:table-cell table:formula="of:=[.E46]/([.A46]/1000)" office:value-type="float" office:value="2.44444444444444">
            <text:p>2.4444444444</text:p>
          </table:table-cell>
        </table:table-row>
        <table:table-row table:style-name="ro1">
          <table:table-cell office:value-type="float" office:value="46000">
            <text:p>46000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table:formula="of:=[.B47]+[.C47]+[.D47]" office:value-type="float" office:value="113">
            <text:p>113</text:p>
          </table:table-cell>
          <table:table-cell table:formula="of:=[.E47]/([.A47]/1000)" office:value-type="float" office:value="2.45652173913043">
            <text:p>2.4565217391</text:p>
          </table:table-cell>
        </table:table-row>
        <table:table-row table:style-name="ro1">
          <table:table-cell office:value-type="float" office:value="47000">
            <text:p>47000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table:formula="of:=[.B48]+[.C48]+[.D48]" office:value-type="float" office:value="114">
            <text:p>114</text:p>
          </table:table-cell>
          <table:table-cell table:formula="of:=[.E48]/([.A48]/1000)" office:value-type="float" office:value="2.42553191489362">
            <text:p>2.4255319149</text:p>
          </table:table-cell>
        </table:table-row>
        <table:table-row table:style-name="ro1">
          <table:table-cell office:value-type="float" office:value="48000">
            <text:p>4800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60">
            <text:p>60</text:p>
          </table:table-cell>
          <table:table-cell table:formula="of:=[.B49]+[.C49]+[.D49]" office:value-type="float" office:value="116">
            <text:p>116</text:p>
          </table:table-cell>
          <table:table-cell table:formula="of:=[.E49]/([.A49]/1000)" office:value-type="float" office:value="2.41666666666667">
            <text:p>2.4166666667</text:p>
          </table:table-cell>
        </table:table-row>
        <table:table-row table:style-name="ro1">
          <table:table-cell office:value-type="float" office:value="49000">
            <text:p>4900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table:formula="of:=[.B50]+[.C50]+[.D50]" office:value-type="float" office:value="121">
            <text:p>121</text:p>
          </table:table-cell>
          <table:table-cell table:formula="of:=[.E50]/([.A50]/1000)" office:value-type="float" office:value="2.46938775510204">
            <text:p>2.4693877551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table:formula="of:=[.B51]+[.C51]+[.D51]" office:value-type="float" office:value="127">
            <text:p>127</text:p>
          </table:table-cell>
          <table:table-cell table:formula="of:=[.E51]/([.A51]/1000)" office:value-type="float" office:value="2.54">
            <text:p>2.54</text:p>
          </table:table-cell>
        </table:table-row>
        <table:table-row table:style-name="ro1">
          <table:table-cell office:value-type="float" office:value="51000">
            <text:p>51000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68">
            <text:p>68</text:p>
          </table:table-cell>
          <table:table-cell table:formula="of:=[.B52]+[.C52]+[.D52]" office:value-type="float" office:value="130">
            <text:p>130</text:p>
          </table:table-cell>
          <table:table-cell table:formula="of:=[.E52]/([.A52]/1000)" office:value-type="float" office:value="2.54901960784314">
            <text:p>2.5490196078</text:p>
          </table:table-cell>
        </table:table-row>
        <table:table-row table:style-name="ro1">
          <table:table-cell office:value-type="float" office:value="52000">
            <text:p>52000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table:formula="of:=[.B53]+[.C53]+[.D53]" office:value-type="float" office:value="132">
            <text:p>132</text:p>
          </table:table-cell>
          <table:table-cell table:formula="of:=[.E53]/([.A53]/1000)" office:value-type="float" office:value="2.53846153846154">
            <text:p>2.5384615385</text:p>
          </table:table-cell>
        </table:table-row>
        <table:table-row table:style-name="ro1">
          <table:table-cell office:value-type="float" office:value="53000">
            <text:p>53000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table:formula="of:=[.B54]+[.C54]+[.D54]" office:value-type="float" office:value="135">
            <text:p>135</text:p>
          </table:table-cell>
          <table:table-cell table:formula="of:=[.E54]/([.A54]/1000)" office:value-type="float" office:value="2.54716981132075">
            <text:p>2.5471698113</text:p>
          </table:table-cell>
        </table:table-row>
        <table:table-row table:style-name="ro1">
          <table:table-cell office:value-type="float" office:value="54000">
            <text:p>54000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table:formula="of:=[.B55]+[.C55]+[.D55]" office:value-type="float" office:value="136">
            <text:p>136</text:p>
          </table:table-cell>
          <table:table-cell table:formula="of:=[.E55]/([.A55]/1000)" office:value-type="float" office:value="2.51851851851852">
            <text:p>2.5185185185</text:p>
          </table:table-cell>
        </table:table-row>
        <table:table-row table:style-name="ro1">
          <table:table-cell office:value-type="float" office:value="55000">
            <text:p>55000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table:formula="of:=[.B56]+[.C56]+[.D56]" office:value-type="float" office:value="139">
            <text:p>139</text:p>
          </table:table-cell>
          <table:table-cell table:formula="of:=[.E56]/([.A56]/1000)" office:value-type="float" office:value="2.52727272727273">
            <text:p>2.5272727273</text:p>
          </table:table-cell>
        </table:table-row>
        <table:table-row table:style-name="ro1">
          <table:table-cell office:value-type="float" office:value="56000">
            <text:p>56000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table:formula="of:=[.B57]+[.C57]+[.D57]" office:value-type="float" office:value="142">
            <text:p>142</text:p>
          </table:table-cell>
          <table:table-cell table:formula="of:=[.E57]/([.A57]/1000)" office:value-type="float" office:value="2.53571428571429">
            <text:p>2.5357142857</text:p>
          </table:table-cell>
        </table:table-row>
        <table:table-row table:style-name="ro1">
          <table:table-cell office:value-type="float" office:value="57000">
            <text:p>57000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table:formula="of:=[.B58]+[.C58]+[.D58]" office:value-type="float" office:value="146">
            <text:p>146</text:p>
          </table:table-cell>
          <table:table-cell table:formula="of:=[.E58]/([.A58]/1000)" office:value-type="float" office:value="2.56140350877193">
            <text:p>2.5614035088</text:p>
          </table:table-cell>
        </table:table-row>
        <table:table-row table:style-name="ro1">
          <table:table-cell office:value-type="float" office:value="58000">
            <text:p>58000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table:formula="of:=[.B59]+[.C59]+[.D59]" office:value-type="float" office:value="146">
            <text:p>146</text:p>
          </table:table-cell>
          <table:table-cell table:formula="of:=[.E59]/([.A59]/1000)" office:value-type="float" office:value="2.51724137931034">
            <text:p>2.5172413793</text:p>
          </table:table-cell>
        </table:table-row>
        <table:table-row table:style-name="ro1">
          <table:table-cell office:value-type="float" office:value="59000">
            <text:p>5900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78">
            <text:p>78</text:p>
          </table:table-cell>
          <table:table-cell table:formula="of:=[.B60]+[.C60]+[.D60]" office:value-type="float" office:value="150">
            <text:p>150</text:p>
          </table:table-cell>
          <table:table-cell table:formula="of:=[.E60]/([.A60]/1000)" office:value-type="float" office:value="2.54237288135593">
            <text:p>2.5423728814</text:p>
          </table:table-cell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82">
            <text:p>82</text:p>
          </table:table-cell>
          <table:table-cell table:formula="of:=[.B61]+[.C61]+[.D61]" office:value-type="float" office:value="155">
            <text:p>155</text:p>
          </table:table-cell>
          <table:table-cell table:formula="of:=[.E61]/([.A61]/1000)" office:value-type="float" office:value="2.58333333333333">
            <text:p>2.5833333333</text:p>
          </table:table-cell>
        </table:table-row>
        <table:table-row table:style-name="ro1">
          <table:table-cell office:value-type="float" office:value="61000">
            <text:p>61000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82">
            <text:p>82</text:p>
          </table:table-cell>
          <table:table-cell table:formula="of:=[.B62]+[.C62]+[.D62]" office:value-type="float" office:value="155">
            <text:p>155</text:p>
          </table:table-cell>
          <table:table-cell table:formula="of:=[.E62]/([.A62]/1000)" office:value-type="float" office:value="2.54098360655738">
            <text:p>2.5409836066</text:p>
          </table:table-cell>
        </table:table-row>
        <table:table-row table:style-name="ro1">
          <table:table-cell office:value-type="float" office:value="62000">
            <text:p>62000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85">
            <text:p>85</text:p>
          </table:table-cell>
          <table:table-cell table:formula="of:=[.B63]+[.C63]+[.D63]" office:value-type="float" office:value="161">
            <text:p>161</text:p>
          </table:table-cell>
          <table:table-cell table:formula="of:=[.E63]/([.A63]/1000)" office:value-type="float" office:value="2.59677419354839">
            <text:p>2.5967741935</text:p>
          </table:table-cell>
        </table:table-row>
        <table:table-row table:style-name="ro1">
          <table:table-cell office:value-type="float" office:value="63000">
            <text:p>63000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86">
            <text:p>86</text:p>
          </table:table-cell>
          <table:table-cell table:formula="of:=[.B64]+[.C64]+[.D64]" office:value-type="float" office:value="162">
            <text:p>162</text:p>
          </table:table-cell>
          <table:table-cell table:formula="of:=[.E64]/([.A64]/1000)" office:value-type="float" office:value="2.57142857142857">
            <text:p>2.5714285714</text:p>
          </table:table-cell>
        </table:table-row>
        <table:table-row table:style-name="ro1">
          <table:table-cell office:value-type="float" office:value="64000">
            <text:p>64000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table:formula="of:=[.B65]+[.C65]+[.D65]" office:value-type="float" office:value="165">
            <text:p>165</text:p>
          </table:table-cell>
          <table:table-cell table:formula="of:=[.E65]/([.A65]/1000)" office:value-type="float" office:value="2.578125">
            <text:p>2.578125</text:p>
          </table:table-cell>
        </table:table-row>
        <table:table-row table:style-name="ro1">
          <table:table-cell office:value-type="float" office:value="65000">
            <text:p>65000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89">
            <text:p>89</text:p>
          </table:table-cell>
          <table:table-cell table:formula="of:=[.B66]+[.C66]+[.D66]" office:value-type="float" office:value="168">
            <text:p>168</text:p>
          </table:table-cell>
          <table:table-cell table:formula="of:=[.E66]/([.A66]/1000)" office:value-type="float" office:value="2.58461538461538">
            <text:p>2.5846153846</text:p>
          </table:table-cell>
        </table:table-row>
        <table:table-row table:style-name="ro1">
          <table:table-cell office:value-type="float" office:value="66000">
            <text:p>66000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90">
            <text:p>90</text:p>
          </table:table-cell>
          <table:table-cell table:formula="of:=[.B67]+[.C67]+[.D67]" office:value-type="float" office:value="170">
            <text:p>170</text:p>
          </table:table-cell>
          <table:table-cell table:formula="of:=[.E67]/([.A67]/1000)" office:value-type="float" office:value="2.57575757575758">
            <text:p>2.5757575758</text:p>
          </table:table-cell>
        </table:table-row>
        <table:table-row table:style-name="ro1">
          <table:table-cell office:value-type="float" office:value="67000">
            <text:p>6700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92">
            <text:p>92</text:p>
          </table:table-cell>
          <table:table-cell table:formula="of:=[.B68]+[.C68]+[.D68]" office:value-type="float" office:value="173">
            <text:p>173</text:p>
          </table:table-cell>
          <table:table-cell table:formula="of:=[.E68]/([.A68]/1000)" office:value-type="float" office:value="2.58208955223881">
            <text:p>2.5820895522</text:p>
          </table:table-cell>
        </table:table-row>
        <table:table-row table:style-name="ro1">
          <table:table-cell office:value-type="float" office:value="68000">
            <text:p>68000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94">
            <text:p>94</text:p>
          </table:table-cell>
          <table:table-cell table:formula="of:=[.B69]+[.C69]+[.D69]" office:value-type="float" office:value="176">
            <text:p>176</text:p>
          </table:table-cell>
          <table:table-cell table:formula="of:=[.E69]/([.A69]/1000)" office:value-type="float" office:value="2.58823529411765">
            <text:p>2.5882352941</text:p>
          </table:table-cell>
        </table:table-row>
        <table:table-row table:style-name="ro1">
          <table:table-cell office:value-type="float" office:value="69000">
            <text:p>69000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95">
            <text:p>95</text:p>
          </table:table-cell>
          <table:table-cell table:formula="of:=[.B70]+[.C70]+[.D70]" office:value-type="float" office:value="177">
            <text:p>177</text:p>
          </table:table-cell>
          <table:table-cell table:formula="of:=[.E70]/([.A70]/1000)" office:value-type="float" office:value="2.56521739130435">
            <text:p>2.5652173913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95">
            <text:p>95</text:p>
          </table:table-cell>
          <table:table-cell table:formula="of:=[.B71]+[.C71]+[.D71]" office:value-type="float" office:value="178">
            <text:p>178</text:p>
          </table:table-cell>
          <table:table-cell table:formula="of:=[.E71]/([.A71]/1000)" office:value-type="float" office:value="2.54285714285714">
            <text:p>2.5428571429</text:p>
          </table:table-cell>
        </table:table-row>
        <table:table-row table:style-name="ro1">
          <table:table-cell office:value-type="float" office:value="71000">
            <text:p>71000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96">
            <text:p>96</text:p>
          </table:table-cell>
          <table:table-cell table:formula="of:=[.B72]+[.C72]+[.D72]" office:value-type="float" office:value="180">
            <text:p>180</text:p>
          </table:table-cell>
          <table:table-cell table:formula="of:=[.E72]/([.A72]/1000)" office:value-type="float" office:value="2.53521126760563">
            <text:p>2.5352112676</text:p>
          </table:table-cell>
        </table:table-row>
        <table:table-row table:style-name="ro1">
          <table:table-cell office:value-type="float" office:value="72000">
            <text:p>72000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98">
            <text:p>98</text:p>
          </table:table-cell>
          <table:table-cell table:formula="of:=[.B73]+[.C73]+[.D73]" office:value-type="float" office:value="183">
            <text:p>183</text:p>
          </table:table-cell>
          <table:table-cell table:formula="of:=[.E73]/([.A73]/1000)" office:value-type="float" office:value="2.54166666666667">
            <text:p>2.5416666667</text:p>
          </table:table-cell>
        </table:table-row>
        <table:table-row table:style-name="ro1">
          <table:table-cell office:value-type="float" office:value="73000">
            <text:p>73000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98">
            <text:p>98</text:p>
          </table:table-cell>
          <table:table-cell table:formula="of:=[.B74]+[.C74]+[.D74]" office:value-type="float" office:value="184">
            <text:p>184</text:p>
          </table:table-cell>
          <table:table-cell table:formula="of:=[.E74]/([.A74]/1000)" office:value-type="float" office:value="2.52054794520548">
            <text:p>2.5205479452</text:p>
          </table:table-cell>
        </table:table-row>
        <table:table-row table:style-name="ro1">
          <table:table-cell office:value-type="float" office:value="74000">
            <text:p>74000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table:formula="of:=[.B75]+[.C75]+[.D75]" office:value-type="float" office:value="188">
            <text:p>188</text:p>
          </table:table-cell>
          <table:table-cell table:formula="of:=[.E75]/([.A75]/1000)" office:value-type="float" office:value="2.54054054054054">
            <text:p>2.5405405405</text:p>
          </table:table-cell>
        </table:table-row>
        <table:table-row table:style-name="ro1">
          <table:table-cell office:value-type="float" office:value="75000">
            <text:p>7500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table:formula="of:=[.B76]+[.C76]+[.D76]" office:value-type="float" office:value="191">
            <text:p>191</text:p>
          </table:table-cell>
          <table:table-cell table:formula="of:=[.E76]/([.A76]/1000)" office:value-type="float" office:value="2.54666666666667">
            <text:p>2.5466666667</text:p>
          </table:table-cell>
        </table:table-row>
        <table:table-row table:style-name="ro1">
          <table:table-cell office:value-type="float" office:value="76000">
            <text:p>76000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104">
            <text:p>104</text:p>
          </table:table-cell>
          <table:table-cell table:formula="of:=[.B77]+[.C77]+[.D77]" office:value-type="float" office:value="196">
            <text:p>196</text:p>
          </table:table-cell>
          <table:table-cell table:formula="of:=[.E77]/([.A77]/1000)" office:value-type="float" office:value="2.57894736842105">
            <text:p>2.5789473684</text:p>
          </table:table-cell>
        </table:table-row>
        <table:table-row table:style-name="ro1">
          <table:table-cell office:value-type="float" office:value="77000">
            <text:p>77000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104">
            <text:p>104</text:p>
          </table:table-cell>
          <table:table-cell table:formula="of:=[.B78]+[.C78]+[.D78]" office:value-type="float" office:value="197">
            <text:p>197</text:p>
          </table:table-cell>
          <table:table-cell table:formula="of:=[.E78]/([.A78]/1000)" office:value-type="float" office:value="2.55844155844156">
            <text:p>2.5584415584</text:p>
          </table:table-cell>
        </table:table-row>
        <table:table-row table:style-name="ro1">
          <table:table-cell office:value-type="float" office:value="78000">
            <text:p>78000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104">
            <text:p>104</text:p>
          </table:table-cell>
          <table:table-cell table:formula="of:=[.B79]+[.C79]+[.D79]" office:value-type="float" office:value="198">
            <text:p>198</text:p>
          </table:table-cell>
          <table:table-cell table:formula="of:=[.E79]/([.A79]/1000)" office:value-type="float" office:value="2.53846153846154">
            <text:p>2.5384615385</text:p>
          </table:table-cell>
        </table:table-row>
        <table:table-row table:style-name="ro1">
          <table:table-cell office:value-type="float" office:value="79000">
            <text:p>79000</text:p>
          </table:table-cell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office:value-type="float" office:value="105">
            <text:p>105</text:p>
          </table:table-cell>
          <table:table-cell table:formula="of:=[.B80]+[.C80]+[.D80]" office:value-type="float" office:value="201">
            <text:p>201</text:p>
          </table:table-cell>
          <table:table-cell table:formula="of:=[.E80]/([.A80]/1000)" office:value-type="float" office:value="2.54430379746835">
            <text:p>2.5443037975</text:p>
          </table:table-cell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105">
            <text:p>105</text:p>
          </table:table-cell>
          <table:table-cell table:formula="of:=[.B81]+[.C81]+[.D81]" office:value-type="float" office:value="202">
            <text:p>202</text:p>
          </table:table-cell>
          <table:table-cell table:formula="of:=[.E81]/([.A81]/1000)" office:value-type="float" office:value="2.525">
            <text:p>2.525</text:p>
          </table:table-cell>
        </table:table-row>
        <table:table-row table:style-name="ro1">
          <table:table-cell office:value-type="float" office:value="81000">
            <text:p>8100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107">
            <text:p>107</text:p>
          </table:table-cell>
          <table:table-cell table:formula="of:=[.B82]+[.C82]+[.D82]" office:value-type="float" office:value="205">
            <text:p>205</text:p>
          </table:table-cell>
          <table:table-cell table:formula="of:=[.E82]/([.A82]/1000)" office:value-type="float" office:value="2.53086419753086">
            <text:p>2.5308641975</text:p>
          </table:table-cell>
        </table:table-row>
        <table:table-row table:style-name="ro1">
          <table:table-cell office:value-type="float" office:value="82000">
            <text:p>8200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109">
            <text:p>109</text:p>
          </table:table-cell>
          <table:table-cell table:formula="of:=[.B83]+[.C83]+[.D83]" office:value-type="float" office:value="209">
            <text:p>209</text:p>
          </table:table-cell>
          <table:table-cell table:formula="of:=[.E83]/([.A83]/1000)" office:value-type="float" office:value="2.54878048780488">
            <text:p>2.5487804878</text:p>
          </table:table-cell>
        </table:table-row>
        <table:table-row table:style-name="ro1">
          <table:table-cell office:value-type="float" office:value="83000">
            <text:p>8300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table:formula="of:=[.B84]+[.C84]+[.D84]" office:value-type="float" office:value="211">
            <text:p>211</text:p>
          </table:table-cell>
          <table:table-cell table:formula="of:=[.E84]/([.A84]/1000)" office:value-type="float" office:value="2.5421686746988">
            <text:p>2.5421686747</text:p>
          </table:table-cell>
        </table:table-row>
        <table:table-row table:style-name="ro1">
          <table:table-cell office:value-type="float" office:value="84000">
            <text:p>84000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114">
            <text:p>114</text:p>
          </table:table-cell>
          <table:table-cell table:formula="of:=[.B85]+[.C85]+[.D85]" office:value-type="float" office:value="216">
            <text:p>216</text:p>
          </table:table-cell>
          <table:table-cell table:formula="of:=[.E85]/([.A85]/1000)" office:value-type="float" office:value="2.57142857142857">
            <text:p>2.5714285714</text:p>
          </table:table-cell>
        </table:table-row>
        <table:table-row table:style-name="ro1">
          <table:table-cell office:value-type="float" office:value="85000">
            <text:p>85000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15">
            <text:p>115</text:p>
          </table:table-cell>
          <table:table-cell table:formula="of:=[.B86]+[.C86]+[.D86]" office:value-type="float" office:value="219">
            <text:p>219</text:p>
          </table:table-cell>
          <table:table-cell table:formula="of:=[.E86]/([.A86]/1000)" office:value-type="float" office:value="2.57647058823529">
            <text:p>2.5764705882</text:p>
          </table:table-cell>
        </table:table-row>
        <table:table-row table:style-name="ro1">
          <table:table-cell office:value-type="float" office:value="86000">
            <text:p>86000</text:p>
          </table:table-cell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116">
            <text:p>116</text:p>
          </table:table-cell>
          <table:table-cell table:formula="of:=[.B87]+[.C87]+[.D87]" office:value-type="float" office:value="222">
            <text:p>222</text:p>
          </table:table-cell>
          <table:table-cell table:formula="of:=[.E87]/([.A87]/1000)" office:value-type="float" office:value="2.58139534883721">
            <text:p>2.5813953488</text:p>
          </table:table-cell>
        </table:table-row>
        <table:table-row table:style-name="ro1">
          <table:table-cell office:value-type="float" office:value="87000">
            <text:p>87000</text:p>
          </table:table-cell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117">
            <text:p>117</text:p>
          </table:table-cell>
          <table:table-cell table:formula="of:=[.B88]+[.C88]+[.D88]" office:value-type="float" office:value="223">
            <text:p>223</text:p>
          </table:table-cell>
          <table:table-cell table:formula="of:=[.E88]/([.A88]/1000)" office:value-type="float" office:value="2.5632183908046">
            <text:p>2.5632183908</text:p>
          </table:table-cell>
        </table:table-row>
        <table:table-row table:style-name="ro1">
          <table:table-cell office:value-type="float" office:value="88000">
            <text:p>88000</text:p>
          </table:table-cell>
          <table:table-cell office:value-type="float" office:value="64">
            <text:p>64</text:p>
          </table:table-cell>
          <table:table-cell office:value-type="float" office:value="45">
            <text:p>45</text:p>
          </table:table-cell>
          <table:table-cell office:value-type="float" office:value="118">
            <text:p>118</text:p>
          </table:table-cell>
          <table:table-cell table:formula="of:=[.B89]+[.C89]+[.D89]" office:value-type="float" office:value="227">
            <text:p>227</text:p>
          </table:table-cell>
          <table:table-cell table:formula="of:=[.E89]/([.A89]/1000)" office:value-type="float" office:value="2.57954545454545">
            <text:p>2.5795454545</text:p>
          </table:table-cell>
        </table:table-row>
        <table:table-row table:style-name="ro1">
          <table:table-cell office:value-type="float" office:value="89000">
            <text:p>89000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119">
            <text:p>119</text:p>
          </table:table-cell>
          <table:table-cell table:formula="of:=[.B90]+[.C90]+[.D90]" office:value-type="float" office:value="230">
            <text:p>230</text:p>
          </table:table-cell>
          <table:table-cell table:formula="of:=[.E90]/([.A90]/1000)" office:value-type="float" office:value="2.58426966292135">
            <text:p>2.5842696629</text:p>
          </table:table-cell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  <table:table-cell table:formula="of:=[.B91]+[.C91]+[.D91]" office:value-type="float" office:value="233">
            <text:p>233</text:p>
          </table:table-cell>
          <table:table-cell table:formula="of:=[.E91]/([.A91]/1000)" office:value-type="float" office:value="2.58888888888889">
            <text:p>2.5888888889</text:p>
          </table:table-cell>
        </table:table-row>
        <table:table-row table:style-name="ro1">
          <table:table-cell office:value-type="float" office:value="91000">
            <text:p>91000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  <table:table-cell table:formula="of:=[.B92]+[.C92]+[.D92]" office:value-type="float" office:value="239">
            <text:p>239</text:p>
          </table:table-cell>
          <table:table-cell table:formula="of:=[.E92]/([.A92]/1000)" office:value-type="float" office:value="2.62637362637363">
            <text:p>2.6263736264</text:p>
          </table:table-cell>
        </table:table-row>
        <table:table-row table:style-name="ro1">
          <table:table-cell office:value-type="float" office:value="92000">
            <text:p>92000</text:p>
          </table:table-cell>
          <table:table-cell office:value-type="float" office:value="69">
            <text:p>69</text:p>
          </table:table-cell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  <table:table-cell table:formula="of:=[.B93]+[.C93]+[.D93]" office:value-type="float" office:value="241">
            <text:p>241</text:p>
          </table:table-cell>
          <table:table-cell table:formula="of:=[.E93]/([.A93]/1000)" office:value-type="float" office:value="2.6195652173913">
            <text:p>2.6195652174</text:p>
          </table:table-cell>
        </table:table-row>
        <table:table-row table:style-name="ro1">
          <table:table-cell office:value-type="float" office:value="93000">
            <text:p>93000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126">
            <text:p>126</text:p>
          </table:table-cell>
          <table:table-cell table:formula="of:=[.B94]+[.C94]+[.D94]" office:value-type="float" office:value="243">
            <text:p>243</text:p>
          </table:table-cell>
          <table:table-cell table:formula="of:=[.E94]/([.A94]/1000)" office:value-type="float" office:value="2.61290322580645">
            <text:p>2.6129032258</text:p>
          </table:table-cell>
        </table:table-row>
        <table:table-row table:style-name="ro1">
          <table:table-cell office:value-type="float" office:value="94000">
            <text:p>94000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128">
            <text:p>128</text:p>
          </table:table-cell>
          <table:table-cell table:formula="of:=[.B95]+[.C95]+[.D95]" office:value-type="float" office:value="245">
            <text:p>245</text:p>
          </table:table-cell>
          <table:table-cell table:formula="of:=[.E95]/([.A95]/1000)" office:value-type="float" office:value="2.6063829787234">
            <text:p>2.6063829787</text:p>
          </table:table-cell>
        </table:table-row>
        <table:table-row table:style-name="ro1">
          <table:table-cell office:value-type="float" office:value="95000">
            <text:p>95000</text:p>
          </table:table-cell>
          <table:table-cell office:value-type="float" office:value="69">
            <text:p>69</text:p>
          </table:table-cell>
          <table:table-cell office:value-type="float" office:value="49">
            <text:p>49</text:p>
          </table:table-cell>
          <table:table-cell office:value-type="float" office:value="130">
            <text:p>130</text:p>
          </table:table-cell>
          <table:table-cell table:formula="of:=[.B96]+[.C96]+[.D96]" office:value-type="float" office:value="248">
            <text:p>248</text:p>
          </table:table-cell>
          <table:table-cell table:formula="of:=[.E96]/([.A96]/1000)" office:value-type="float" office:value="2.61052631578947">
            <text:p>2.6105263158</text:p>
          </table:table-cell>
        </table:table-row>
        <table:table-row table:style-name="ro1">
          <table:table-cell office:value-type="float" office:value="96000">
            <text:p>96000</text:p>
          </table:table-cell>
          <table:table-cell office:value-type="float" office:value="69">
            <text:p>69</text:p>
          </table:table-cell>
          <table:table-cell office:value-type="float" office:value="49">
            <text:p>49</text:p>
          </table:table-cell>
          <table:table-cell office:value-type="float" office:value="132">
            <text:p>132</text:p>
          </table:table-cell>
          <table:table-cell table:formula="of:=[.B97]+[.C97]+[.D97]" office:value-type="float" office:value="250">
            <text:p>250</text:p>
          </table:table-cell>
          <table:table-cell table:formula="of:=[.E97]/([.A97]/1000)" office:value-type="float" office:value="2.60416666666667">
            <text:p>2.6041666667</text:p>
          </table:table-cell>
        </table:table-row>
        <table:table-row table:style-name="ro1">
          <table:table-cell office:value-type="float" office:value="97000">
            <text:p>9700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33">
            <text:p>133</text:p>
          </table:table-cell>
          <table:table-cell table:formula="of:=[.B98]+[.C98]+[.D98]" office:value-type="float" office:value="253">
            <text:p>253</text:p>
          </table:table-cell>
          <table:table-cell table:formula="of:=[.E98]/([.A98]/1000)" office:value-type="float" office:value="2.60824742268041">
            <text:p>2.6082474227</text:p>
          </table:table-cell>
        </table:table-row>
        <table:table-row table:style-name="ro1">
          <table:table-cell office:value-type="float" office:value="98000">
            <text:p>98000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135">
            <text:p>135</text:p>
          </table:table-cell>
          <table:table-cell table:formula="of:=[.B99]+[.C99]+[.D99]" office:value-type="float" office:value="256">
            <text:p>256</text:p>
          </table:table-cell>
          <table:table-cell table:formula="of:=[.E99]/([.A99]/1000)" office:value-type="float" office:value="2.61224489795918">
            <text:p>2.612244898</text:p>
          </table:table-cell>
        </table:table-row>
        <table:table-row table:style-name="ro1">
          <table:table-cell office:value-type="float" office:value="99000">
            <text:p>99000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138">
            <text:p>138</text:p>
          </table:table-cell>
          <table:table-cell table:formula="of:=[.B100]+[.C100]+[.D100]" office:value-type="float" office:value="260">
            <text:p>260</text:p>
          </table:table-cell>
          <table:table-cell table:formula="of:=[.E100]/([.A100]/1000)" office:value-type="float" office:value="2.62626262626263">
            <text:p>2.6262626263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71">
            <text:p>71</text:p>
          </table:table-cell>
          <table:table-cell office:value-type="float" office:value="52">
            <text:p>52</text:p>
          </table:table-cell>
          <table:table-cell office:value-type="float" office:value="140">
            <text:p>140</text:p>
          </table:table-cell>
          <table:table-cell table:formula="of:=[.B101]+[.C101]+[.D101]" office:value-type="float" office:value="263">
            <text:p>263</text:p>
          </table:table-cell>
          <table:table-cell table:formula="of:=[.E101]/([.A101]/1000)" office:value-type="float" office:value="2.63">
            <text:p>2.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0T15:35:58</dc:date>
    <dc:creator>SITUBUN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6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978cm" svg:height="19.503cm" xlink:href=".." xlink:type="simple" chart:class="chart:scatter" chart:style-name="ch1">
        <chart:legend chart:legend-position="end" svg:x="28.152cm" svg:y="9.452cm" style:legend-expansion="high" chart:style-name="ch2"/>
        <chart:plot-area chart:style-name="ch3" table:cell-range-address="Sheet1.A2:Sheet1.A101 Sheet1.F2:Sheet1.F101" svg:x="1.069cm" svg:y="1.695cm" svg:width="25.845cm" svg:height="16.998cm">
          <chartooo:coordinate-region svg:x="1.796cm" svg:y="1.894cm" svg:width="24.561cm" svg:height="16.1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01" chart:class="chart:scatter">
            <chart:domain table:cell-range-address="Sheet1.A2:Sheet1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101</svg:desc>
                </draw:g>
              </table:table-cell>
              <table:table-cell office:value-type="float" office:value="0">
                <text:p>0</text:p>
                <draw:g>
                  <svg:desc>Sheet1.F2:Sheet1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1.55555555555556">
                <text:p>1.55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1.58333333333333">
                <text:p>1.58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1.46153846153846">
                <text:p>1.46153846153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1.52941176470588">
                <text:p>1.529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1.68421052631579">
                <text:p>1.684210526315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1.81818181818182">
                <text:p>1.81818181818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1.82608695652174">
                <text:p>1.826086956521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1.79166666666667">
                <text:p>1.791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1.88461538461538">
                <text:p>1.884615384615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2.03448275862069">
                <text:p>2.03448275862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2.13333333333333">
                <text:p>2.1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2.12903225806452">
                <text:p>2.129032258064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2.21212121212121">
                <text:p>2.212121212121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2.23529411764706">
                <text:p>2.235294117647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2.25714285714286">
                <text:p>2.2571428571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2.30555555555556">
                <text:p>2.3055555555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2.2972972972973">
                <text:p>2.29729729729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2.28947368421053">
                <text:p>2.289473684210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2.41463414634146">
                <text:p>2.41463414634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2.4047619047619">
                <text:p>2.4047619047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2.3953488372093">
                <text:p>2.39534883720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2.40909090909091">
                <text:p>2.409090909090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2.44444444444444">
                <text:p>2.44444444444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2.45652173913043">
                <text:p>2.456521739130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">
                <text:p>47000</text:p>
              </table:table-cell>
              <table:table-cell office:value-type="float" office:value="2.42553191489362">
                <text:p>2.425531914893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">
                <text:p>48000</text:p>
              </table:table-cell>
              <table:table-cell office:value-type="float" office:value="2.41666666666667">
                <text:p>2.41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">
                <text:p>49000</text:p>
              </table:table-cell>
              <table:table-cell office:value-type="float" office:value="2.46938775510204">
                <text:p>2.469387755102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">
                <text:p>51000</text:p>
              </table:table-cell>
              <table:table-cell office:value-type="float" office:value="2.54901960784314">
                <text:p>2.549019607843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">
                <text:p>52000</text:p>
              </table:table-cell>
              <table:table-cell office:value-type="float" office:value="2.53846153846154">
                <text:p>2.538461538461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">
                <text:p>53000</text:p>
              </table:table-cell>
              <table:table-cell office:value-type="float" office:value="2.54716981132075">
                <text:p>2.547169811320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">
                <text:p>54000</text:p>
              </table:table-cell>
              <table:table-cell office:value-type="float" office:value="2.51851851851852">
                <text:p>2.51851851851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">
                <text:p>55000</text:p>
              </table:table-cell>
              <table:table-cell office:value-type="float" office:value="2.52727272727273">
                <text:p>2.527272727272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">
                <text:p>56000</text:p>
              </table:table-cell>
              <table:table-cell office:value-type="float" office:value="2.53571428571429">
                <text:p>2.53571428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">
                <text:p>57000</text:p>
              </table:table-cell>
              <table:table-cell office:value-type="float" office:value="2.56140350877193">
                <text:p>2.561403508771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">
                <text:p>58000</text:p>
              </table:table-cell>
              <table:table-cell office:value-type="float" office:value="2.51724137931034">
                <text:p>2.517241379310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">
                <text:p>59000</text:p>
              </table:table-cell>
              <table:table-cell office:value-type="float" office:value="2.54237288135593">
                <text:p>2.542372881355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">
                <text:p>60000</text:p>
              </table:table-cell>
              <table:table-cell office:value-type="float" office:value="2.58333333333333">
                <text:p>2.58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">
                <text:p>61000</text:p>
              </table:table-cell>
              <table:table-cell office:value-type="float" office:value="2.54098360655738">
                <text:p>2.540983606557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">
                <text:p>62000</text:p>
              </table:table-cell>
              <table:table-cell office:value-type="float" office:value="2.59677419354839">
                <text:p>2.596774193548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">
                <text:p>63000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">
                <text:p>64000</text:p>
              </table:table-cell>
              <table:table-cell office:value-type="float" office:value="2.578125">
                <text:p>2.578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">
                <text:p>65000</text:p>
              </table:table-cell>
              <table:table-cell office:value-type="float" office:value="2.58461538461538">
                <text:p>2.584615384615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">
                <text:p>66000</text:p>
              </table:table-cell>
              <table:table-cell office:value-type="float" office:value="2.57575757575758">
                <text:p>2.575757575757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">
                <text:p>67000</text:p>
              </table:table-cell>
              <table:table-cell office:value-type="float" office:value="2.58208955223881">
                <text:p>2.58208955223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">
                <text:p>68000</text:p>
              </table:table-cell>
              <table:table-cell office:value-type="float" office:value="2.58823529411765">
                <text:p>2.588235294117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">
                <text:p>69000</text:p>
              </table:table-cell>
              <table:table-cell office:value-type="float" office:value="2.56521739130435">
                <text:p>2.565217391304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">
                <text:p>70000</text:p>
              </table:table-cell>
              <table:table-cell office:value-type="float" office:value="2.54285714285714">
                <text:p>2.542857142857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">
                <text:p>71000</text:p>
              </table:table-cell>
              <table:table-cell office:value-type="float" office:value="2.53521126760563">
                <text:p>2.535211267605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">
                <text:p>72000</text:p>
              </table:table-cell>
              <table:table-cell office:value-type="float" office:value="2.54166666666667">
                <text:p>2.541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">
                <text:p>73000</text:p>
              </table:table-cell>
              <table:table-cell office:value-type="float" office:value="2.52054794520548">
                <text:p>2.520547945205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">
                <text:p>74000</text:p>
              </table:table-cell>
              <table:table-cell office:value-type="float" office:value="2.54054054054054">
                <text:p>2.540540540540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">
                <text:p>75000</text:p>
              </table:table-cell>
              <table:table-cell office:value-type="float" office:value="2.54666666666667">
                <text:p>2.54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">
                <text:p>76000</text:p>
              </table:table-cell>
              <table:table-cell office:value-type="float" office:value="2.57894736842105">
                <text:p>2.578947368421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">
                <text:p>77000</text:p>
              </table:table-cell>
              <table:table-cell office:value-type="float" office:value="2.55844155844156">
                <text:p>2.558441558441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">
                <text:p>78000</text:p>
              </table:table-cell>
              <table:table-cell office:value-type="float" office:value="2.53846153846154">
                <text:p>2.538461538461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">
                <text:p>79000</text:p>
              </table:table-cell>
              <table:table-cell office:value-type="float" office:value="2.54430379746835">
                <text:p>2.544303797468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">
                <text:p>80000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">
                <text:p>81000</text:p>
              </table:table-cell>
              <table:table-cell office:value-type="float" office:value="2.53086419753086">
                <text:p>2.530864197530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">
                <text:p>82000</text:p>
              </table:table-cell>
              <table:table-cell office:value-type="float" office:value="2.54878048780488">
                <text:p>2.548780487804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">
                <text:p>83000</text:p>
              </table:table-cell>
              <table:table-cell office:value-type="float" office:value="2.5421686746988">
                <text:p>2.54216867469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">
                <text:p>84000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">
                <text:p>85000</text:p>
              </table:table-cell>
              <table:table-cell office:value-type="float" office:value="2.57647058823529">
                <text:p>2.576470588235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">
                <text:p>86000</text:p>
              </table:table-cell>
              <table:table-cell office:value-type="float" office:value="2.58139534883721">
                <text:p>2.581395348837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">
                <text:p>87000</text:p>
              </table:table-cell>
              <table:table-cell office:value-type="float" office:value="2.5632183908046">
                <text:p>2.56321839080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">
                <text:p>88000</text:p>
              </table:table-cell>
              <table:table-cell office:value-type="float" office:value="2.57954545454545">
                <text:p>2.57954545454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">
                <text:p>89000</text:p>
              </table:table-cell>
              <table:table-cell office:value-type="float" office:value="2.58426966292135">
                <text:p>2.584269662921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">
                <text:p>90000</text:p>
              </table:table-cell>
              <table:table-cell office:value-type="float" office:value="2.58888888888889">
                <text:p>2.58888888888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">
                <text:p>91000</text:p>
              </table:table-cell>
              <table:table-cell office:value-type="float" office:value="2.62637362637363">
                <text:p>2.626373626373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">
                <text:p>92000</text:p>
              </table:table-cell>
              <table:table-cell office:value-type="float" office:value="2.6195652173913">
                <text:p>2.61956521739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">
                <text:p>93000</text:p>
              </table:table-cell>
              <table:table-cell office:value-type="float" office:value="2.61290322580645">
                <text:p>2.612903225806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">
                <text:p>94000</text:p>
              </table:table-cell>
              <table:table-cell office:value-type="float" office:value="2.6063829787234">
                <text:p>2.60638297872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">
                <text:p>95000</text:p>
              </table:table-cell>
              <table:table-cell office:value-type="float" office:value="2.61052631578947">
                <text:p>2.610526315789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">
                <text:p>96000</text:p>
              </table:table-cell>
              <table:table-cell office:value-type="float" office:value="2.60416666666667">
                <text:p>2.6041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">
                <text:p>97000</text:p>
              </table:table-cell>
              <table:table-cell office:value-type="float" office:value="2.60824742268041">
                <text:p>2.608247422680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">
                <text:p>98000</text:p>
              </table:table-cell>
              <table:table-cell office:value-type="float" office:value="2.61224489795918">
                <text:p>2.612244897959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">
                <text:p>99000</text:p>
              </table:table-cell>
              <table:table-cell office:value-type="float" office:value="2.62626262626263">
                <text:p>2.626262626262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">
                <text:p>100000</text:p>
              </table:table-cell>
              <table:table-cell office:value-type="float" office:value="2.63">
                <text:p>2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